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4414" officeooo:paragraph-rsid="00064414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style:text-underline-style="solid" style:text-underline-width="auto" style:text-underline-color="font-color" fo:font-weight="bold" officeooo:rsid="00072f8d" officeooo:paragraph-rsid="00072f8d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2pt" officeooo:rsid="00064414" officeooo:paragraph-rsid="00064414" style:font-size-asian="22pt" style:font-size-complex="22pt"/>
    </style:style>
    <style:style style:name="P4" style:family="paragraph" style:parent-style-name="Standard">
      <style:text-properties fo:font-size="22pt" style:text-underline-style="none" fo:font-weight="normal" officeooo:rsid="00072f8d" officeooo:paragraph-rsid="00072f8d" style:font-size-asian="22pt" style:font-weight-asian="normal" style:font-size-complex="2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.S.T</text:p>
      <text:p text:style-name="P2"/>
      <text:p text:style-name="P2"/>
      <text:p text:style-name="P1"/>
      <text:p text:style-name="P3">My Name Is Rudra Kanwar . Current Lecture Going On is <text:span text:style-name="T2">O.S.T</text:span> . Time Is :- 7:59:10</text:p>
      <text:p text:style-name="P3"/>
      <text:p text:style-name="P3">Honorable Teacher :- <text:span text:style-name="T2">Miss. Flosia Ma’am</text:span></text:p>
      <text:p text:style-name="P3"><text:span text:style-name="T2"/></text:p>
      <text:p text:style-name="P4">This is LibreOffice.....</text:p>
      <text:p text:style-name="P4"/>
      <text:p text:style-name="P4">Thanking You.............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3T07:48:21.788000000</meta:creation-date>
    <dc:date>2022-09-13T08:19:01.795000000</dc:date>
    <meta:editing-duration>PT30M45S</meta:editing-duration>
    <meta:editing-cycles>3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5" meta:word-count="29" meta:character-count="174" meta:non-whitespace-character-count="150"/>
  </office:meta>
</office:document-meta>
</file>